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85e7" officeooo:paragraph-rsid="000c85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U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1T20:30:21.849000000</meta:creation-date>
    <dc:date>2023-05-21T23:00:47.767000000</dc:date>
    <meta:editing-duration>PT2H30M27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4.3.2$Windows_X86_64 LibreOffice_project/1048a8393ae2eeec98dff31b5c133c5f1d08b890</meta:generator>
  </office:meta>
</office:document-meta>
</file>